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row>
                <mstyle mathvariant="bold">
                  <mrow>
                    <mi>v</mi>
                  </mrow>
                </mstyle>
              </mrow>
              <mtext>g</mtext>
            </msub>
            <mrow>
              <mo stretchy="false">(</mo>
              <mrow>
                <mstyle mathvariant="bold">
                  <mrow>
                    <mi>k</mi>
                  </mrow>
                </mstyle>
              </mrow>
              <mo stretchy="false">)</mo>
            </mrow>
            <mrow>
              <mi/>
              <mo stretchy="false">=</mo>
              <mi/>
            </mrow>
            <msub>
              <mo stretchy="false">∇</mo>
              <mi>k</mi>
            </msub>
            <mo stretchy="false">ω</mo>
            <mrow>
              <mo stretchy="false">(</mo>
              <mrow>
                <mi>k</mi>
              </mrow>
              <mo stretchy="false">)</mo>
            </mrow>
            <mrow>
              <mi/>
              <mo stretchy="false">=</mo>
              <mi/>
            </mrow>
            <msub>
              <mi>v</mi>
              <mtext>g</mtext>
            </msub>
            <mrow>
              <mo stretchy="false">(</mo>
              <mrow>
                <mi>k</mi>
              </mrow>
              <mo stretchy="false">)</mo>
            </mrow>
            <msub>
              <mrow>
                <mstyle mathvariant="bold">
                  <mrow>
                    <mi>e</mi>
                  </mrow>
                </mstyle>
              </mrow>
              <mi>k</mi>
            </msub>
            <mi/>
            <mtext> ; </mtext>
            <mi/>
            <msub>
              <mrow>
                <mstyle mathvariant="bold">
                  <mrow>
                    <mi>e</mi>
                  </mrow>
                </mstyle>
              </mrow>
              <mi>k</mi>
            </msub>
            <mrow>
              <mi/>
              <mo stretchy="false">=</mo>
              <mi/>
            </mrow>
            <mfrac>
              <mstyle mathvariant="bold">
                <mrow>
                  <mi>k</mi>
                </mrow>
              </mstyle>
              <mi>k</mi>
            </mfrac>
            <mi/>
            <mtext>,</mtext>
          </mrow>
        </mtd>
      </mtr>
      <mtr>
        <mtd>
          <mrow>
            <msub>
              <mi>v</mi>
              <mtext>g</mtext>
            </msub>
            <mrow>
              <mo stretchy="false">(</mo>
              <mrow>
                <mi>k</mi>
              </mrow>
              <mo stretchy="false">)</mo>
            </mrow>
            <mrow>
              <mi/>
              <mo stretchy="false">=</mo>
              <mi/>
            </mrow>
            <mfrac>
              <mrow>
                <mtext>d</mtext>
                <mo stretchy="false">ω</mo>
              </mrow>
              <mrow>
                <mtext>d</mtext>
                <mi>k</mi>
              </mrow>
            </mfrac>
            <mrow>
              <mi/>
              <mo stretchy="false">=</mo>
              <mi/>
            </mrow>
            <mfrac>
              <mrow>
                <mo stretchy="false">ℏ</mo>
                <mi>k</mi>
              </mrow>
              <mi>m</mi>
            </mfrac>
            <mrow>
              <mi/>
              <mo stretchy="false">=</mo>
              <mi/>
            </mrow>
            <mi>v</mi>
          </mrow>
        </mtd>
      </mtr>
    </mtable>
    <annotation encoding="StarMath 5.0">{bold v} _"g" (bold k) `=` nabla _k %iomega (k) `=` v _"g" (k) {bold e} _k `" ; "~ {bold e} _k `=` bold k over k ~"," newline
v _"g" (k) `=` {"d" %iomega} over {"d" k}  `=` {hbar k} over m `=` v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7:21:23.957000000</meta:creation-date>
    <meta:generator>LibreOffice/4.1.4.2$Windows_x86 LibreOffice_project/0a0440ccc0227ad9829de5f46be37cfb6edcf72</meta:generator>
  </office:meta>
</office:document-meta>
</file>